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5-09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5-04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4-09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4-04-1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3-09-1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3-04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2-09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2-04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1-09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1-05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0-09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20-06-0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9-09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9-05-0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8-10-0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8-04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7-09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7-04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6-09-1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428" calcext:value-type="float">
            <text:p>60.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6-04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5-09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5-04-2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4-09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4-04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3-09-1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3-04-1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2-09-2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2-04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1-09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1-05-1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0-10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10-04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09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2009-06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012076332901</text:p>
          </table:table-cell>
          <table:table-cell office:value-type="string" calcext:value-type="string">
            <text:p>SM Ce <text:s/>43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